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5.009cm" fo:margin-left="1.984cm" fo:margin-right="0.007cm" table:align="margins"/>
    </style:style>
    <style:style style:name="Tabla5.A" style:family="table-column">
      <style:table-column-properties style:column-width="7.971cm" style:rel-column-width="34804*"/>
    </style:style>
    <style:style style:name="Tabla5.B" style:family="table-column">
      <style:table-column-properties style:column-width="7.038cm" style:rel-column-width="3073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1" style:family="table">
      <style:table-properties style:width="15.009cm" fo:margin-left="1.984cm" fo:margin-right="0.007cm" table:align="margins"/>
    </style:style>
    <style:style style:name="Tabla1.A" style:family="table-column">
      <style:table-column-properties style:column-width="7.027cm" style:rel-column-width="30684*"/>
    </style:style>
    <style:style style:name="Tabla1.B" style:family="table-column">
      <style:table-column-properties style:column-width="7.982cm" style:rel-column-width="34851*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009cm" fo:margin-left="1.984cm" fo:margin-right="0.007cm" table:align="margins"/>
    </style:style>
    <style:style style:name="Tabla2.A" style:family="table-column">
      <style:table-column-properties style:column-width="7.027cm" style:rel-column-width="30684*"/>
    </style:style>
    <style:style style:name="Tabla2.B" style:family="table-column">
      <style:table-column-properties style:column-width="7.982cm" style:rel-column-width="34851*"/>
    </style:style>
    <style:style style:name="Tab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e6e6e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009cm" fo:margin-left="1.984cm" fo:margin-right="0.007cm" table:align="margins"/>
    </style:style>
    <style:style style:name="Tabla3.A" style:family="table-column">
      <style:table-column-properties style:column-width="7.027cm" style:rel-column-width="30684*"/>
    </style:style>
    <style:style style:name="Tabla3.B" style:family="table-column">
      <style:table-column-properties style:column-width="7.982cm" style:rel-column-width="34851*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e6e6e6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officeooo:rsid="0018740d" officeooo:paragraph-rsid="0018740d" style:font-size-asian="10pt" style:font-size-complex="10pt"/>
    </style:style>
    <style:style style:name="P3" style:family="paragraph" style:parent-style-name="Standard">
      <style:text-properties officeooo:rsid="000d2977" officeooo:paragraph-rsid="00128de4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P5" style:family="paragraph" style:parent-style-name="Table_20_Contents">
      <style:text-properties style:font-name="Courier New" fo:font-size="8pt" officeooo:paragraph-rsid="000d7912" style:font-size-asian="12pt" style:font-name-complex="Courier New1" style:font-size-complex="12pt"/>
    </style:style>
    <style:style style:name="P6" style:family="paragraph" style:parent-style-name="Table_20_Contents">
      <style:text-properties style:font-name="Courier New" fo:font-size="8pt" officeooo:paragraph-rsid="000e7aac" style:font-size-asian="12pt" style:font-name-complex="Courier New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8pt" officeooo:paragraph-rsid="000e7aac" style:font-size-asian="12pt" style:font-name-complex="Courier New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8pt" officeooo:paragraph-rsid="0010b7fb" style:font-size-asian="12pt" style:font-name-complex="Courier New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8pt" officeooo:paragraph-rsid="00116276" style:font-size-asian="12pt" style:font-name-complex="Courier New1" style:font-size-complex="12pt"/>
    </style:style>
    <style:style style:name="P10" style:family="paragraph" style:parent-style-name="Table_20_Contents">
      <style:text-properties style:font-name="Courier New" fo:font-size="8pt" officeooo:paragraph-rsid="0010b7fb" style:font-size-asian="12pt" style:font-name-complex="Courier New1" style:font-size-complex="12pt"/>
    </style:style>
    <style:style style:name="P11" style:family="paragraph" style:parent-style-name="Table_20_Contents">
      <style:text-properties style:font-name="Courier New" fo:font-size="8pt" officeooo:paragraph-rsid="00116276" style:font-size-asian="12pt" style:font-name-complex="Courier New1" style:font-size-complex="12pt"/>
    </style:style>
    <style:style style:name="P12" style:family="paragraph" style:parent-style-name="Table_20_Contents">
      <style:text-properties style:font-name="Courier New" fo:font-size="8pt" officeooo:paragraph-rsid="00128de4" style:font-size-asian="12pt" style:font-name-complex="Courier New1" style:font-size-complex="12pt"/>
    </style:style>
    <style:style style:name="P13" style:family="paragraph" style:parent-style-name="Table_20_Contents">
      <style:text-properties style:font-name="Courier New" fo:font-size="8pt" officeooo:rsid="000e7aac" officeooo:paragraph-rsid="00128de4" style:font-size-asian="12pt" style:font-name-complex="Courier New1" style:font-size-complex="12pt"/>
    </style:style>
    <style:style style:name="P14" style:family="paragraph" style:parent-style-name="Table_20_Contents">
      <style:text-properties style:font-name="Courier New" fo:font-size="8pt" officeooo:rsid="0010b7fb" officeooo:paragraph-rsid="0010b7fb" style:font-size-asian="12pt" style:font-name-complex="Courier New1" style:font-size-complex="12pt"/>
    </style:style>
    <style:style style:name="P15" style:family="paragraph" style:parent-style-name="Table_20_Contents">
      <style:text-properties style:font-name="Courier New" fo:font-size="8pt" fo:font-weight="normal" officeooo:rsid="00128de4" officeooo:paragraph-rsid="00128de4" style:font-size-asian="12pt" style:font-weight-asian="normal" style:font-name-complex="Courier New1" style:font-size-complex="12pt" style:font-weight-complex="normal"/>
    </style:style>
    <style:style style:name="P16" style:family="paragraph" style:parent-style-name="Text_20_body">
      <style:text-properties officeooo:rsid="000d2977" officeooo:paragraph-rsid="00113cbc"/>
    </style:style>
    <style:style style:name="P17" style:family="paragraph" style:parent-style-name="Text_20_body">
      <style:text-properties officeooo:rsid="000d2977" officeooo:paragraph-rsid="00116276"/>
    </style:style>
    <style:style style:name="P18" style:family="paragraph" style:parent-style-name="Text_20_body">
      <style:text-properties officeooo:rsid="000d2977" officeooo:paragraph-rsid="000d2977"/>
    </style:style>
    <style:style style:name="P19" style:family="paragraph" style:parent-style-name="Text_20_body">
      <style:text-properties officeooo:rsid="000d2977" officeooo:paragraph-rsid="0010b7fb"/>
    </style:style>
    <style:style style:name="P20" style:family="paragraph" style:parent-style-name="Text_20_body">
      <style:text-properties fo:color="#008000"/>
    </style:style>
    <style:style style:name="P21" style:family="paragraph" style:parent-style-name="Text_20_body">
      <style:text-properties officeooo:rsid="0016f7a8" officeooo:paragraph-rsid="0016f7a8"/>
    </style:style>
    <style:style style:name="P22" style:family="paragraph" style:parent-style-name="Text_20_body">
      <style:text-properties officeooo:rsid="00157417" officeooo:paragraph-rsid="00157417"/>
    </style:style>
    <style:style style:name="P23" style:family="paragraph" style:parent-style-name="Código">
      <style:paragraph-properties fo:margin-left="0.002cm" fo:margin-right="0.002cm" fo:text-indent="0cm" style:auto-text-indent="false"/>
      <style:text-properties officeooo:paragraph-rsid="000e7aac"/>
    </style:style>
    <style:style style:name="P24" style:family="paragraph" style:parent-style-name="Código">
      <style:paragraph-properties fo:margin-left="0.002cm" fo:margin-right="0.002cm" fo:text-indent="0cm" style:auto-text-indent="false"/>
      <style:text-properties officeooo:paragraph-rsid="0010b7fb"/>
    </style:style>
    <style:style style:name="P25" style:family="paragraph" style:parent-style-name="Código">
      <style:paragraph-properties fo:margin-left="0.002cm" fo:margin-right="0.002cm" fo:text-indent="0cm" style:auto-text-indent="false"/>
      <style:text-properties officeooo:paragraph-rsid="00128de4"/>
    </style:style>
    <style:style style:name="P26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0e7aac"/>
    </style:style>
    <style:style style:name="P27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0b7fb"/>
    </style:style>
    <style:style style:name="P28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16276"/>
    </style:style>
    <style:style style:name="P29" style:family="paragraph" style:parent-style-name="Código">
      <style:paragraph-properties fo:margin-left="0.002cm" fo:margin-right="0.002cm" fo:text-indent="0cm" style:auto-text-indent="false"/>
      <style:text-properties officeooo:rsid="000e7aac" officeooo:paragraph-rsid="000e7aac"/>
    </style:style>
    <style:style style:name="P30" style:family="paragraph" style:parent-style-name="Código">
      <style:paragraph-properties fo:margin-left="0.002cm" fo:margin-right="0.002cm" fo:text-indent="0cm" style:auto-text-indent="false"/>
      <style:text-properties officeooo:rsid="000d7912" officeooo:paragraph-rsid="000d7912"/>
    </style:style>
    <style:style style:name="P31" style:family="paragraph" style:parent-style-name="Código">
      <style:paragraph-properties fo:margin-left="0.002cm" fo:margin-right="0.002cm" fo:text-indent="0cm" style:auto-text-indent="false"/>
      <style:text-properties officeooo:rsid="00116276" officeooo:paragraph-rsid="00116276"/>
    </style:style>
    <style:style style:name="P32" style:family="paragraph" style:parent-style-name="Código">
      <style:text-properties fo:color="#008000" officeooo:rsid="00143735" officeooo:paragraph-rsid="00143735"/>
    </style:style>
    <style:style style:name="P33" style:family="paragraph" style:parent-style-name="Código">
      <style:text-properties fo:color="#008000" officeooo:rsid="00128de4"/>
    </style:style>
    <style:style style:name="P34" style:family="paragraph" style:parent-style-name="Código">
      <style:text-properties officeooo:rsid="00116276" officeooo:paragraph-rsid="00116276"/>
    </style:style>
    <style:style style:name="P35" style:family="paragraph" style:parent-style-name="Código">
      <style:text-properties officeooo:rsid="000d2977"/>
    </style:style>
    <style:style style:name="P36" style:family="paragraph" style:parent-style-name="Código">
      <style:text-properties officeooo:rsid="000d2977" officeooo:paragraph-rsid="00116276"/>
    </style:style>
    <style:style style:name="P37" style:family="paragraph" style:parent-style-name="Código">
      <style:text-properties officeooo:rsid="000d2977" officeooo:paragraph-rsid="000d7912"/>
    </style:style>
    <style:style style:name="P38" style:family="paragraph" style:parent-style-name="Código">
      <style:text-properties officeooo:rsid="000d2977" officeooo:paragraph-rsid="000d2977"/>
    </style:style>
    <style:style style:name="P39" style:family="paragraph" style:parent-style-name="Código">
      <style:text-properties officeooo:rsid="000d2977" officeooo:paragraph-rsid="0010b7fb"/>
    </style:style>
    <style:style style:name="P40" style:family="paragraph" style:parent-style-name="Código">
      <style:text-properties officeooo:rsid="00128de4" officeooo:paragraph-rsid="00128de4"/>
    </style:style>
    <style:style style:name="P41" style:family="paragraph" style:parent-style-name="Código">
      <style:text-properties officeooo:rsid="0010b7fb" officeooo:paragraph-rsid="0010b7fb"/>
    </style:style>
    <style:style style:name="P42" style:family="paragraph" style:parent-style-name="Código">
      <style:text-properties officeooo:rsid="00113cbc" officeooo:paragraph-rsid="00113cbc"/>
    </style:style>
    <style:style style:name="P43" style:family="paragraph" style:parent-style-name="Código">
      <style:paragraph-properties fo:margin-left="0.002cm" fo:margin-right="0.002cm" fo:text-indent="0cm" style:auto-text-indent="false"/>
      <style:text-properties officeooo:rsid="0010b7fb" officeooo:paragraph-rsid="001af844"/>
    </style:style>
    <style:style style:name="P44" style:family="paragraph" style:parent-style-name="Heading_20_3">
      <style:text-properties officeooo:rsid="00157417" officeooo:paragraph-rsid="00157417"/>
    </style:style>
    <style:style style:name="P45" style:family="paragraph" style:parent-style-name="Heading_20_3">
      <style:paragraph-properties fo:break-before="page"/>
    </style:style>
    <style:style style:name="P46" style:family="paragraph">
      <style:text-properties fo:font-size="8pt" style:font-size-asian="8pt" style:font-size-complex="8pt"/>
    </style:style>
    <style:style style:name="T1" style:family="text">
      <style:text-properties officeooo:rsid="00116276"/>
    </style:style>
    <style:style style:name="T2" style:family="text">
      <style:text-properties officeooo:rsid="000d7912"/>
    </style:style>
    <style:style style:name="T3" style:family="text">
      <style:text-properties fo:font-weight="bold" officeooo:rsid="000d7912" style:font-weight-asian="bold" style:font-weight-complex="bold"/>
    </style:style>
    <style:style style:name="T4" style:family="text">
      <style:text-properties fo:font-weight="bold" officeooo:rsid="000e7aac" style:font-weight-asian="bold" style:font-weight-complex="bold"/>
    </style:style>
    <style:style style:name="T5" style:family="text">
      <style:text-properties fo:font-weight="bold" officeooo:rsid="0010b7fb" style:font-weight-asian="bold" style:font-weight-complex="bold"/>
    </style:style>
    <style:style style:name="T6" style:family="text">
      <style:text-properties fo:font-weight="bold" officeooo:rsid="00116276" style:font-weight-asian="bold" style:font-weight-complex="bold"/>
    </style:style>
    <style:style style:name="T7" style:family="text">
      <style:text-properties fo:font-weight="bold" officeooo:rsid="00128de4" style:font-weight-asian="bold" style:font-weight-complex="bold"/>
    </style:style>
    <style:style style:name="T8" style:family="text">
      <style:text-properties officeooo:rsid="000e7aac"/>
    </style:style>
    <style:style style:name="T9" style:family="text">
      <style:text-properties officeooo:rsid="0010b7fb"/>
    </style:style>
    <style:style style:name="T10" style:family="text">
      <style:text-properties officeooo:rsid="00128de4"/>
    </style:style>
    <style:style style:name="T11" style:family="text">
      <style:text-properties fo:font-weight="normal" officeooo:rsid="00128de4" style:font-weight-asian="normal" style:font-weight-complex="normal"/>
    </style:style>
    <style:style style:name="T12" style:family="text">
      <style:text-properties officeooo:rsid="00143735"/>
    </style:style>
    <style:style style:name="T13" style:family="text">
      <style:text-properties fo:color="#008000" officeooo:rsid="00143735"/>
    </style:style>
    <style:style style:name="T14" style:family="text">
      <style:text-properties fo:color="#008000" fo:font-weight="normal" officeooo:rsid="00128de4" style:font-weight-asian="normal" style:font-weight-complex="normal"/>
    </style:style>
    <style:style style:name="T15" style:family="text">
      <style:text-properties fo:color="#008000" fo:font-weight="normal" officeooo:rsid="00143735" style:font-weight-asian="normal" style:font-weight-complex="normal"/>
    </style:style>
    <style:style style:name="T16" style:family="text">
      <style:text-properties fo:color="#008000" officeooo:rsid="00128de4"/>
    </style:style>
    <style:style style:name="T17" style:family="text">
      <style:text-properties fo:font-style="italic" officeooo:rsid="00143735" style:font-style-asian="italic" style:font-style-complex="italic"/>
    </style:style>
    <style:style style:name="T18" style:family="text">
      <style:text-properties officeooo:rsid="001a09d9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a09d9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a09d9"/>
    </style:style>
    <style:style style:name="T23" style:family="text">
      <style:text-properties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svg:stroke-color="#666666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color="#666666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ción</text:h>
      <text:h text:style-name="Heading_20_2" text:outline-level="2">Convenciones</text:h>
      <text:p text:style-name="P21">Para describir cada uno de los Tipos de datos se utilizará la siguiente estructura:</text:p>
      <text:h text:style-name="Heading_20_3" text:outline-level="3">Tipo</text:h>
      <text:p text:style-name="P32">Nombre del Tipo de dato.</text:p>
      <text:p text:style-name="P32"/>
      <text:h text:style-name="Heading_20_3" text:outline-level="3">Descripción</text:h>
      <text:p text:style-name="P20">Propósito del Tipo. Rol que cumple dentro de la Batalla Espacial.</text:p>
      <text:p text:style-name="P33"/>
      <text:h text:style-name="Heading_20_3" text:outline-level="3">Valores</text:h>
      <text:p text:style-name="P32">Valores posibles para aquellos tipos que son enumerados.</text:p>
      <text:p text:style-name="P33"/>
      <text:h text:style-name="Heading_20_3" text:outline-level="3">Métodos<text:tab/></text:h>
      <text:p text:style-name="P20">Lista de todos los métodos disponibles para ese Tipo. Se indica el Tipo de valor que retorna, el nombre del método y los Tipos de valores que recibe como parámetro.</text:p>
      <text:p text:style-name="P20"><text:span text:style-name="T12">Se utiliza la palabra “</text:span><text:span text:style-name="T17">void</text:span><text:span text:style-name="T12">” para aquellos métodos que no devuelven ningún valor (</text:span><text:span text:style-name="T17">void</text:span><text:span text:style-name="T12"> se puede traducir como vacío)</text:span></text:p>
      <text:p text:style-name="P20">Además se indican la pre y post-condición de cada método. </text:p>
      <text:p text:style-name="P20">La pre-condición (si la tiene) es lo que debo cumplir antes de invocarlo.</text:p>
      <text:p text:style-name="P20">La post-condición es lo que se cumple luego de ejecutarlo.</text:p>
      <text:p text:style-name="P32"/>
      <text:p text:style-name="P32"><draw:caption text:anchor-type="char" draw:z-index="1" draw:style-name="gr2" draw:text-style-name="P46" svg:width="2.719cm" svg:height="0.442cm" svg:x="0.96cm" svg:y="0.049cm" draw:caption-point-x="3.646cm" draw:caption-point-y="1.632cm"><text:p><text:span text:style-name="T23"><text:s/></text:span><text:span text:style-name="T23">Nombre del método</text:span></text:p></draw:caption></text:p>
      <text:p text:style-name="P32"/>
      <text:p text:style-name="P32"><draw:caption text:anchor-type="char" draw:z-index="2" draw:style-name="gr2" draw:text-style-name="P46" svg:width="4.874cm" svg:height="0.442cm" svg:x="9.091cm" svg:y="0.079cm" draw:caption-point-x="-1.84cm" draw:caption-point-y="1.112cm"><text:p><text:span text:style-name="T23"><text:s/></text:span><text:span text:style-name="T23">Tipo de los parámetros, si existen.</text:span></text:p></draw:caption></text:p>
      <text:p text:style-name="P32"/>
      <text:p text:style-name="P3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5"><text:span text:style-name="T13">retorno</text:span><text:span text:style-name="T8"> </text:span><text:span text:style-name="T13">nombreDelMétodo</text:span><text:span text:style-name="T8">(</text:span><text:span text:style-name="T13">parámetros</text:span><text:span text:style-name="T8">)</text:span></text:p>
          </table:table-cell>
          <table:table-cell table:style-name="Tabla5.B1" office:value-type="string">
            <text:p text:style-name="P12"><text:span text:style-name="T7">pre</text:span><text:span text:style-name="T11">: <text:s/></text:span><text:span text:style-name="T14">pre</text:span><text:span text:style-name="T15">-</text:span><text:span text:style-name="T14">condición</text:span><text:span text:style-name="T11">. </text:span></text:p>
            <text:p text:style-name="P15"/>
            <text:p text:style-name="P12"><text:span text:style-name="T4">post</text:span><text:span text:style-name="T8">: </text:span><text:span text:style-name="T16">post</text:span><text:span text:style-name="T13">-</text:span><text:span text:style-name="T16">condición</text:span><text:span text:style-name="T10">.</text:span></text:p>
            <text:p text:style-name="P13"/>
          </table:table-cell>
        </table:table-row>
      </table:table>
      <text:p text:style-name="P3"><draw:caption text:anchor-type="char" draw:z-index="0" draw:style-name="gr1" draw:text-style-name="P46" svg:width="4.8cm" svg:height="0.729cm" svg:x="4.071cm" svg:y="1.496cm" draw:caption-point-x="-1.418cm" draw:caption-point-y="-2.627cm"><text:p><text:span text:style-name="T23"><text:s/></text:span><text:span text:style-name="T23">Tipo de valor que retorna.</text:span></text:p><text:p><text:span text:style-name="T23"><text:s/></text:span><text:span text:style-name="T23">Si no es un método de consulta: void</text:span></text:p></draw:caption></text:p>
      <text:h text:style-name="P45" text:outline-level="3">Tipo</text:h>
      <text:p text:style-name="P34">BatallaEspacial</text:p>
      <text:h text:style-name="Heading_20_3" text:outline-level="3">Descripción</text:h>
      <text:p text:style-name="Text_20_body">Es un juego de tablero para programadores donde existen Civilizaciones con Naves que parten de una Base, pueden trasladar Sustancias que encuentren en el espacio y tienen poder de ataque. En el espacio también existen Asteroides que obstruyen los movimientos de las Naves.</text:p>
      <text:p text:style-name="P40"/>
      <text:p text:style-name="P17"/>
      <text:h text:style-name="P45" text:outline-level="3">Tipo</text:h>
      <text:p text:style-name="P35">Nave</text:p>
      <text:h text:style-name="Heading_20_3" text:outline-level="3"><text:span text:style-name="T1">Descripción</text:span></text:h>
      <text:p text:style-name="Text_20_body">Nave de la Civilización Humana. Brinda acceso inmediato al control de una Nave pilotada por Humanos. </text:p>
      <text:h text:style-name="Heading_20_3" text:outline-level="3">Método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6">Método</text:p>
          </table:table-cell>
          <table:table-cell table:style-name="Tabla1.B1" office:value-type="string">
            <text:p text:style-name="P7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1.A20" office:value-type="string">
            <text:p text:style-name="P29">Monitor <text:span text:style-name="T18">obtener</text:span>Monitor()</text:p>
          </table:table-cell>
          <table:table-cell table:style-name="Tabla1.B20" office:value-type="string">
            <text:p text:style-name="P6"><text:span text:style-name="T4">post</text:span><text:span text:style-name="T8">: devuelve el Monitor de la Nave que permite conocer el estado general del la Nave.</text:span></text:p>
          </table:table-cell>
        </table:table-row>
        <table:table-row>
          <table:table-cell table:style-name="Tabla1.A20" office:value-type="string">
            <text:p text:style-name="P30">void despegar()</text:p>
          </table:table-cell>
          <table:table-cell table:style-name="Tabla1.B20" office:value-type="string">
            <text:p text:style-name="P5"><text:span text:style-name="T3">post</text:span><text:span text:style-name="T2">: ordena el despegue desde la Base. </text:span></text:p>
          </table:table-cell>
        </table:table-row>
        <table:table-row>
          <table:table-cell table:style-name="Tabla1.A20" office:value-type="string">
            <text:p text:style-name="P30">void avanzarAlNorte()</text:p>
          </table:table-cell>
          <table:table-cell table:style-name="Tabla1.B20" office:value-type="string">
            <text:p text:style-name="P5"><text:span text:style-name="T3">pre</text:span><text:span text:style-name="T2">: no existe otra Pieza ocupando el casillero destino.</text:span></text:p>
            <text:p text:style-name="P5"><text:span text:style-name="T3">post</text:span><text:span text:style-name="T2">: mueve la Nave al casillero contiguo en dirección NORTE.</text:span></text:p>
          </table:table-cell>
        </table:table-row>
        <table:table-row>
          <table:table-cell table:style-name="Tabla1.A20" office:value-type="string">
            <text:p text:style-name="P30">void avanzarAlSur()</text:p>
          </table:table-cell>
          <table:table-cell table:style-name="Tabla1.B20" office:value-type="string">
            <text:p text:style-name="P5"><text:span text:style-name="T3">pre</text:span><text:span text:style-name="T2">: no existe otra Pieza ocupando el casillero destino.</text:span></text:p>
            <text:p text:style-name="P5"><text:span text:style-name="T3">post</text:span><text:span text:style-name="T2">: mueve la Nave al casillero contiguo en dirección SUR.</text:span></text:p>
          </table:table-cell>
        </table:table-row>
        <table:table-row>
          <table:table-cell table:style-name="Tabla1.A20" office:value-type="string">
            <text:p text:style-name="P30">void avanzarAlEste()</text:p>
          </table:table-cell>
          <table:table-cell table:style-name="Tabla1.B20" office:value-type="string">
            <text:p text:style-name="P5"><text:span text:style-name="T3">pre</text:span><text:span text:style-name="T2">: no existe otra Pieza ocupando el casillero destino. </text:span></text:p>
            <text:p text:style-name="P5"><text:span text:style-name="T3">post</text:span><text:span text:style-name="T2">: mueve la Nave al casillero contiguo en dirección ESTE.</text:span></text:p>
          </table:table-cell>
        </table:table-row>
        <table:table-row>
          <table:table-cell table:style-name="Tabla1.A20" office:value-type="string">
            <text:p text:style-name="P30">void avanzarAlOeste() </text:p>
          </table:table-cell>
          <table:table-cell table:style-name="Tabla1.B20" office:value-type="string">
            <text:p text:style-name="P5"><text:span text:style-name="T3">pre</text:span><text:span text:style-name="T2">: no existe otra Pieza ocupando el casillero destino.</text:span></text:p>
            <text:p text:style-name="P5"><text:span text:style-name="T3">post</text:span><text:span text:style-name="T2">: mueve la Nave al casillero contiguo en dirección OESTE.</text:span></text:p>
          </table:table-cell>
        </table:table-row>
        <table:table-row>
          <table:table-cell table:style-name="Tabla1.A20" office:value-type="string">
            <text:p text:style-name="P29">Radar <text:span text:style-name="T22">obtener</text:span><text:span text:style-name="T21">Radar</text:span>()</text:p>
          </table:table-cell>
          <table:table-cell table:style-name="Tabla1.B20" office:value-type="string">
            <text:p text:style-name="P6"><text:span text:style-name="T4">post</text:span><text:span text:style-name="T8">: devuelve el Radar de la Nave que permite conocer el contexto del Tablero.</text:span></text:p>
          </table:table-cell>
        </table:table-row>
        <table:table-row>
          <table:table-cell table:style-name="Tabla1.A20" office:value-type="string">
            <text:p text:style-name="P30">void atacarAlNorte()</text:p>
          </table:table-cell>
          <table:table-cell table:style-name="Tabla1.B20" office:value-type="string">
            <text:p text:style-name="P5"><text:span text:style-name="T3">pre</text:span><text:span text:style-name="T2">: existe otra Pieza ocupando el casillero destinatario del ataque. </text:span></text:p>
            <text:p text:style-name="P5"><text:span text:style-name="T3">post</text:span><text:span text:style-name="T2">: ataca a la Pieza en el casillero contiguo en dirección NORTE.</text:span></text:p>
          </table:table-cell>
        </table:table-row>
        <table:table-row>
          <table:table-cell table:style-name="Tabla1.A20" office:value-type="string">
            <text:p text:style-name="P30">void atacarAlSur()</text:p>
          </table:table-cell>
          <table:table-cell table:style-name="Tabla1.B20" office:value-type="string">
            <text:p text:style-name="P5"><text:span text:style-name="T3">pre</text:span><text:span text:style-name="T2">: existe otra Pieza ocupando el casillero destinatario del ataque. </text:span></text:p>
            <text:p text:style-name="P5"><text:span text:style-name="T3">post</text:span><text:span text:style-name="T2">: ataca a la Pieza en el casillero contiguo en dirección SUR.</text:span></text:p>
          </table:table-cell>
        </table:table-row>
        <table:table-row>
          <table:table-cell table:style-name="Tabla1.A20" office:value-type="string">
            <text:p text:style-name="P30">void atacarAlEste()</text:p>
          </table:table-cell>
          <table:table-cell table:style-name="Tabla1.B20" office:value-type="string">
            <text:p text:style-name="P5"><text:span text:style-name="T3">pre</text:span><text:span text:style-name="T2">: existe otra Pieza ocupando el casillero destinatario del ataque. </text:span></text:p>
            <text:p text:style-name="P5"><text:span text:style-name="T3">post</text:span><text:span text:style-name="T2">: ataca a la Pieza en el casillero contiguo en dirección ESTE.</text:span></text:p>
          </table:table-cell>
        </table:table-row>
        <table:table-row>
          <table:table-cell table:style-name="Tabla1.A20" office:value-type="string">
            <text:p text:style-name="P30">void atacarAlOeste()</text:p>
          </table:table-cell>
          <table:table-cell table:style-name="Tabla1.B20" office:value-type="string">
            <text:p text:style-name="P5"><text:span text:style-name="T3">pre</text:span><text:span text:style-name="T2">: existe otra Pieza ocupando el casillero destinatario del ataque. </text:span></text:p>
            <text:p text:style-name="P5"><text:span text:style-name="T3">post</text:span><text:span text:style-name="T2">: ataca a la Pieza en el casillero contiguo en dirección OESTE.</text:span></text:p>
          </table:table-cell>
        </table:table-row>
        <table:table-row>
          <table:table-cell table:style-name="Tabla1.A20" office:value-type="string">
            <text:p text:style-name="P30">void cargarDesdeNorte(Sustancia, int)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6"><text:span text:style-name="T4">post</text:span><text:span text:style-name="T8">: traslada la cantidad de sustancia desde el casillero contiguo en dirección NORTE hasta la Nave.</text:span></text:p>
          </table:table-cell>
        </table:table-row>
        <text:soft-page-break/>
        <table:table-row>
          <table:table-cell table:style-name="Tabla1.A20" office:value-type="string">
            <text:p text:style-name="P23"><text:span text:style-name="T2">void cargarDesdeSur(Sustancia, int)</text:span>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6"><text:span text:style-name="T4">post</text:span><text:span text:style-name="T8">: traslada la cantidad de sustancia desde el casillero contiguo en dirección SUR hasta la Nave.</text:span></text:p>
          </table:table-cell>
        </table:table-row>
        <table:table-row>
          <table:table-cell table:style-name="Tabla1.A20" office:value-type="string">
            <text:p text:style-name="P23"><text:span text:style-name="T2">void cargarDesdeEste(Sustancia, int)</text:span>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6"><text:span text:style-name="T4">post</text:span><text:span text:style-name="T8">: traslada la cantidad de sustancia desde el casillero contiguo en dirección ESTE hasta la Nave.</text:span></text:p>
          </table:table-cell>
        </table:table-row>
        <table:table-row>
          <table:table-cell table:style-name="Tabla1.A20" office:value-type="string">
            <text:p text:style-name="P23"><text:span text:style-name="T2">void cargarDesdeOeste(Sustancia, int)</text:span>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más sustancia que la cantidad indicada y existe capacidad disponible en la bodega de la Nave.</text:span></text:p>
            <text:p text:style-name="P6"><text:span text:style-name="T4">post</text:span><text:span text:style-name="T8">: traslada la cantidad de sustancia desde el casillero contiguo en dirección OESTE hasta la Nave.</text:span></text:p>
          </table:table-cell>
        </table:table-row>
        <table:table-row>
          <table:table-cell table:style-name="Tabla1.A20" office:value-type="string">
            <text:p text:style-name="P29">void descargarEnNorte(Sustancia, int) 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capacidad disponible. </text:span></text:p>
            <text:p text:style-name="P6"><text:span text:style-name="T4">post</text:span><text:span text:style-name="T8">: traslada la cantidad de sustancia desde la Nave hasta el casillero contiguo en dirección NORTE hasta la Nave.</text:span></text:p>
          </table:table-cell>
        </table:table-row>
        <table:table-row>
          <table:table-cell table:style-name="Tabla1.A20" office:value-type="string">
            <text:p text:style-name="P29">void descargarEnSur(Sustancia, int) 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capacidad disponible. </text:span></text:p>
            <text:p text:style-name="P6"><text:span text:style-name="T4">post</text:span><text:span text:style-name="T8">: traslada la cantidad de sustancia desde la Nave hasta el casillero contiguo en dirección SUR hasta la Nave.</text:span></text:p>
          </table:table-cell>
        </table:table-row>
        <table:table-row>
          <table:table-cell table:style-name="Tabla1.A20" office:value-type="string">
            <text:p text:style-name="P29">void descargarEnEste(Sustancia, int) 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capacidad disponible. </text:span></text:p>
            <text:p text:style-name="P6"><text:span text:style-name="T4">post</text:span><text:span text:style-name="T8">: traslada la cantidad de sustancia desde la Nave hasta el casillero contiguo en dirección ESTE hasta la Nave.</text:span></text:p>
          </table:table-cell>
        </table:table-row>
        <table:table-row>
          <table:table-cell table:style-name="Tabla1.A20" office:value-type="string">
            <text:p text:style-name="P29">void descargarEnOeste(Sustancia, int) </text:p>
          </table:table-cell>
          <table:table-cell table:style-name="Tabla1.B20" office:value-type="string">
            <text:p text:style-name="P6"><text:span text:style-name="T4">pre</text:span><text:span text:style-name="T8">: existe otra Pieza ocupando el casillero destino con capacidad disponible. </text:span></text:p>
            <text:p text:style-name="P6"><text:span text:style-name="T4">post</text:span><text:span text:style-name="T8">: traslada la cantidad de sustancia desde la Nave hasta el casillero contiguo en dirección OESTE hasta la Nave.</text:span></text:p>
          </table:table-cell>
        </table:table-row>
      </table:table>
      <text:p text:style-name="P37"/>
      <text:p text:style-name="P38"/>
      <text:p text:style-name="P18"/>
      <text:h text:style-name="P45" text:outline-level="3">Tipo</text:h>
      <text:p text:style-name="P38">Sustancia</text:p>
      <text:h text:style-name="Heading_20_3" text:outline-level="3">Descripción</text:h>
      <text:p text:style-name="Text_20_body">Sustancias capaces de ser transportadas por Naves, Contenedores y Bases.</text:p>
      <text:h text:style-name="Heading_20_3" text:outline-level="3">Valores</text:h>
      <text:p text:style-name="P38">Sustancia.ANTIMATERIA</text:p>
      <text:p text:style-name="P38"/>
      <text:p text:style-name="P38">Sustancia.CRISTAL</text:p>
      <text:p text:style-name="P38"/>
      <text:p text:style-name="P38">Sustancia.METAL</text:p>
      <text:p text:style-name="P18"/>
      <text:p text:style-name="P19"/>
      <text:h text:style-name="P45" text:outline-level="3">Tipo</text:h>
      <text:p text:style-name="P41">Monitor</text:p>
      <text:h text:style-name="Heading_20_3" text:outline-level="3">Descripción</text:h>
      <text:p text:style-name="Text_20_body">El Monitor se encuentra asociado a una Nave de la cual reporta su condición.</text:p>
      <text:h text:style-name="Heading_20_3" text:outline-level="3">Métod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Método</text:p>
          </table:table-cell>
          <table:table-cell table:style-name="Tabla2.B1" office:value-type="string">
            <text:p text:style-name="P8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2.A5" office:value-type="string">
            <text:p text:style-name="P24"><text:span text:style-name="T9">int consultarCantidadDeTorpedos()</text:span></text:p>
          </table:table-cell>
          <table:table-cell table:style-name="Tabla2.B5" office:value-type="string">
            <text:p text:style-name="P10"><text:span text:style-name="T5">post</text:span><text:span text:style-name="T9">: devuelve la cantidad de Torpedos de Fotones que posee disponibles la Nave.</text:span></text:p>
          </table:table-cell>
        </table:table-row>
        <table:table-row>
          <table:table-cell table:style-name="Tabla2.A5" office:value-type="string">
            <text:p text:style-name="P43">int consultarCarga(Sustancia)</text:p>
          </table:table-cell>
          <table:table-cell table:style-name="Tabla2.B5" office:value-type="string">
            <text:p text:style-name="P10"><text:span text:style-name="T5">post</text:span><text:span text:style-name="T9">: devuelve la cantidad de Sustancia sustancia que existe en la bodega de la Nave. </text:span></text:p>
          </table:table-cell>
        </table:table-row>
        <table:table-row>
          <table:table-cell table:style-name="Tabla2.A5" office:value-type="string">
            <text:p text:style-name="P43">int consultarNivelDeCarga()</text:p>
          </table:table-cell>
          <table:table-cell table:style-name="Tabla2.B5" office:value-type="string">
            <text:p text:style-name="P10"><text:span text:style-name="T5">post</text:span><text:span text:style-name="T9">: devuelve un valor entre 0 y 100 que representa el porcentaje de la bodega que es ocupado por la carga. </text:span></text:p>
            <text:p text:style-name="P14">El valor 0 indica que no existe carga, bodega vacía. El valor 100 indica que la bodega está completa.</text:p>
          </table:table-cell>
        </table:table-row>
        <table:table-row>
          <table:table-cell table:style-name="Tabla2.A5" office:value-type="string">
            <text:p text:style-name="P43">int consultarNivelDeEscudos()</text:p>
          </table:table-cell>
          <table:table-cell table:style-name="Tabla2.B5" office:value-type="string">
            <text:p text:style-name="P10"><text:span text:style-name="T5">post</text:span><text:span text:style-name="T9">: devuelve un valor entre 0 y 100 que representa el nivel de energía que tienen los Escudos [%]. </text:span></text:p>
            <text:p text:style-name="P14">El valor 100 indica máximo poder en los Escudos. El valor 0 indica Escudos fuera de funcionamiento.</text:p>
          </table:table-cell>
        </table:table-row>
      </table:table>
      <text:p text:style-name="P39"/>
      <text:p text:style-name="P39"/>
      <text:p text:style-name="P16"/>
      <text:h text:style-name="P45" text:outline-level="3">Tipo</text:h>
      <text:p text:style-name="P42">Espectro</text:p>
      <text:h text:style-name="Heading_20_3" text:outline-level="3">Descripción</text:h>
      <text:p text:style-name="Text_20_body">El Espectro indica el resultado de haber realizar un escaneo con el Radar sobre un casillero. </text:p>
      <text:p text:style-name="Text_20_body">Indica la presencia o ausencia de algún tipo de Pieza en Tablero.</text:p>
      <text:h text:style-name="Heading_20_3" text:outline-level="3">Valores:</text:h>
      <text:p text:style-name="P42">Espectro.VACIO</text:p>
      <text:p text:style-name="P42"/>
      <text:p text:style-name="P42">Espectro.DESCONOCIDO</text:p>
      <text:p text:style-name="P42"/>
      <text:p text:style-name="P42">Espectro.ASTEROIDE</text:p>
      <text:p text:style-name="P42"/>
      <text:p text:style-name="P42">Espectro.CONTENEDOR</text:p>
      <text:p text:style-name="P42"/>
      <text:p text:style-name="P42">Espectro.NAVE</text:p>
      <text:p text:style-name="P42"/>
      <text:p text:style-name="P42">Espectro.BASE</text:p>
      <text:p text:style-name="P42"/>
      <text:p text:style-name="P17"/>
      <text:h text:style-name="P45" text:outline-level="3">Tipo</text:h>
      <text:p text:style-name="P34">Radar</text:p>
      <text:h text:style-name="P44" text:outline-level="3">Descripción</text:h>
      <text:p text:style-name="P22">El Radar es la herramienta que provee una Nave para conocer el contexto inmediato de la misma.</text:p>
      <text:h text:style-name="Heading_20_3" text:outline-level="3">Métodos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8">Método</text:p>
          </table:table-cell>
          <table:table-cell table:style-name="Tabla3.B1" office:value-type="string">
            <text:p text:style-name="P9"><text:span text:style-name="T4">Pre</text:span><text:span text:style-name="T8">-condición y </text:span><text:span text:style-name="T4">Post</text:span><text:span text:style-name="T8">-condición</text:span></text:p>
          </table:table-cell>
        </table:table-row>
        <table:table-row>
          <table:table-cell table:style-name="Tabla3.A9" office:value-type="string">
            <text:p text:style-name="P31">Espectro escanearNorte() </text:p>
          </table:table-cell>
          <table:table-cell table:style-name="Tabla3.B9" office:value-type="string">
            <text:p text:style-name="P11"><text:span text:style-name="T6">post</text:span><text:span text:style-name="T1">: escanea el casillero contiguo en dirección NORTE y devuelve el Espectro encontrado.</text:span></text:p>
          </table:table-cell>
        </table:table-row>
        <table:table-row>
          <table:table-cell table:style-name="Tabla3.A9" office:value-type="string">
            <text:p text:style-name="P31">Espectro escanearSur() </text:p>
          </table:table-cell>
          <table:table-cell table:style-name="Tabla3.B9" office:value-type="string">
            <text:p text:style-name="P11"><text:span text:style-name="T6">post</text:span><text:span text:style-name="T1">: escanea el casillero contiguo en dirección SUR y devuelve el Espectro encontrado.</text:span></text:p>
          </table:table-cell>
        </table:table-row>
        <table:table-row>
          <table:table-cell table:style-name="Tabla3.A9" office:value-type="string">
            <text:p text:style-name="P31">Espectro escanearEste() </text:p>
          </table:table-cell>
          <table:table-cell table:style-name="Tabla3.B9" office:value-type="string">
            <text:p text:style-name="P11"><text:span text:style-name="T6">post</text:span><text:span text:style-name="T1">: escanea el casillero contiguo en dirección ESTE y devuelve el Espectro encontrado.</text:span></text:p>
          </table:table-cell>
        </table:table-row>
        <table:table-row>
          <table:table-cell table:style-name="Tabla3.A9" office:value-type="string">
            <text:p text:style-name="P31">Espectro escanearOeste() </text:p>
          </table:table-cell>
          <table:table-cell table:style-name="Tabla3.B9" office:value-type="string">
            <text:p text:style-name="P11"><text:span text:style-name="T6">post</text:span><text:span text:style-name="T1">: escanea el casillero contiguo en dirección OESTE y devuelve el Espectro encontrado.</text:span></text:p>
          </table:table-cell>
        </table:table-row>
        <table:table-row>
          <table:table-cell table:style-name="Tabla3.A9" office:value-type="string">
            <text:p text:style-name="P31">int buscarAlNorte(Sustancia) </text:p>
          </table:table-cell>
          <table:table-cell table:style-name="Tabla3.B9" office:value-type="string">
            <text:p text:style-name="P11"><text:span text:style-name="T6">post</text:span><text:span text:style-name="T1">: busca en el casillero contiguo en dirección NORTE y devuelve la cantidad de sustancia encontrada.</text:span></text:p>
          </table:table-cell>
        </table:table-row>
        <table:table-row>
          <table:table-cell table:style-name="Tabla3.A9" office:value-type="string">
            <text:p text:style-name="P31">int buscarAlSur(Sustancia) </text:p>
          </table:table-cell>
          <table:table-cell table:style-name="Tabla3.B9" office:value-type="string">
            <text:p text:style-name="P11"><text:span text:style-name="T6">post</text:span><text:span text:style-name="T1">: busca en el casillero contiguo en dirección SUR y devuelve la cantidad de sustancia encontrada.</text:span></text:p>
          </table:table-cell>
        </table:table-row>
        <table:table-row>
          <table:table-cell table:style-name="Tabla3.A9" office:value-type="string">
            <text:p text:style-name="P31">int buscarAlEste(Sustancia) </text:p>
          </table:table-cell>
          <table:table-cell table:style-name="Tabla3.B9" office:value-type="string">
            <text:p text:style-name="P11"><text:span text:style-name="T6">post</text:span><text:span text:style-name="T1">: busca en el casillero contiguo en dirección ESTE y devuelve la cantidad de sustancia encontrada.</text:span></text:p>
          </table:table-cell>
        </table:table-row>
        <table:table-row>
          <table:table-cell table:style-name="Tabla3.A9" office:value-type="string">
            <text:p text:style-name="P31">int buscarAlOeste(Sustancia) </text:p>
          </table:table-cell>
          <table:table-cell table:style-name="Tabla3.B9" office:value-type="string">
            <text:p text:style-name="P11"><text:span text:style-name="T6">post</text:span><text:span text:style-name="T1">: busca en el casillero contiguo en dirección OESTE y devuelve la cantidad de sustancia encontrada.</text:span></text:p>
          </table:table-cell>
        </table:table-row>
      </table:table>
      <text:p text:style-name="P36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Predeterminado" style:font-family-generic="swiss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Courier New" fo:font-family="'Courier New'" style:font-style-name="Normal" style:font-family-generic="modern" style:font-pitch="fixed" fo:font-size="8pt" style:font-size-asian="12pt" style:font-name-complex="Courier New1" style:font-family-complex="'Courier New'" style:font-family-generic-complex="modern" style:font-pitch-complex="fixed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Predeterminado" style:font-family-generic="swiss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contextual-spacing="false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40pt" fo:font-style="normal" fo:text-shadow="none" style:text-underline-style="none" fo:font-weight="normal" style:letter-kerning="true" style:font-name-asian="Osaka" style:font-family-asian="Osaka" style:font-pitch-asian="variable" style:font-size-asian="40pt" style:font-style-asian="normal" style:font-weight-asian="normal" style:font-name-complex="Osaka" style:font-family-complex="Osaka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contextual-spacing="false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family="'Courier New'" style:font-family-generic="modern" style:font-pitch="fixed" fo:font-size="12pt" fo:language="en" fo:country="US" style:language-asian="en" style:country-asian="US" style:font-name-complex="Courier New1" style:font-family-complex="'Courier New'" style:font-family-generic-complex="modern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officeooo:rsid="0018740d" officeooo:paragraph-rsid="0018740d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MP3" style:family="paragraph" style:parent-style-name="Standard">
      <style:text-properties style:font-name="Verdana"/>
    </style:style>
    <style:style style:name="MT1" style:family="text">
      <style:text-properties officeooo:rsid="001162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Estructuras de Control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1">Documentación</text:p>
            </table:table-cell>
            <table:table-cell table:style-name="Tabla4.A1" office:value-type="string">
              <text:p text:style-name="MP2">Batalla Espacial 2.0</text:p>
            </table:table-cell>
          </table:table-row>
        </table:table>
        <text:p text:style-name="MP3"/>
      </style:header>
      <style:footer>
        <text:p text:style-name="Footer"><text:span text:style-name="MT1"><text:page-number text:select-page="current">8</text:page-number></text:span><text:span text:style-name="MT1"> de </text:span><text:span text:style-name="MT1"><text:page-count>8</text:page-count>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Diego Fontdevila</meta:initial-creator>
    <meta:creation-date>2008-03-30T10:56:11</meta:creation-date>
    <dc:date>2014-08-18T20:06:01.338466024</dc:date>
    <meta:editing-cycles>74</meta:editing-cycles>
    <meta:editing-duration>PT18H40M53S</meta:editing-duration>
    <meta:document-statistic meta:table-count="5" meta:image-count="0" meta:object-count="0" meta:page-count="8" meta:paragraph-count="148" meta:word-count="1091" meta:character-count="7285" meta:non-whitespace-character-count="6310"/>
    <meta:user-defined meta:name="Info 1"/>
    <meta:user-defined meta:name="Info 2"/>
    <meta:user-defined meta:name="Info 3"/>
    <meta:user-defined meta:name="Info 4"/>
  </office:meta>
</office:document-meta>
</file>